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6cm"/>
    </style:style>
    <style:style style:name="co2" style:family="table-column">
      <style:table-column-properties fo:break-before="auto" style:column-width="1.04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6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nsv0</text:p>
          </table:table-cell>
          <table:table-cell office:value-type="string">
            <text:p>nsv1</text:p>
          </table:table-cell>
          <table:table-cell office:value-type="string">
            <text:p>nsv</text:p>
          </table:table-cell>
          <table:table-cell table:number-columns-repeated="2"/>
          <table:table-cell office:value-type="string">
            <text:p>best fit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B2]+[.C2]" office:value-type="float" office:value="12">
            <text:p>12</text:p>
          </table:table-cell>
          <table:table-cell table:formula="of:=LN([.A2])" office:value-type="float" office:value="3.40119738166216">
            <text:p>3.4011973817</text:p>
          </table:table-cell>
          <table:table-cell table:formula="of:=LN([.D2])" office:value-type="float" office:value="2.484906649788">
            <text:p>2.4849066498</text:p>
          </table:table-cell>
          <table:table-cell table:formula="of:=EXP([.E2]*[.$E$22]+[.$F$22])" office:value-type="float" office:value="9.22597165688072">
            <text:p>9.2259716569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table:number-columns-repeated="2" office:value-type="float" office:value="9">
            <text:p>9</text:p>
          </table:table-cell>
          <table:table-cell table:formula="of:=[.B3]+[.C3]" office:value-type="float" office:value="18">
            <text:p>18</text:p>
          </table:table-cell>
          <table:table-cell table:formula="of:=LN([.A3])" office:value-type="float" office:value="4.0943445622221">
            <text:p>4.0943445622</text:p>
          </table:table-cell>
          <table:table-cell table:formula="of:=LN([.D3])" office:value-type="float" office:value="2.89037175789616">
            <text:p>2.8903717579</text:p>
          </table:table-cell>
          <table:table-cell table:formula="of:=EXP([.E3]*[.$E$22]+[.$F$22])" office:value-type="float" office:value="17.6709366831325">
            <text:p>17.6709366831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[.B4]+[.C4]" office:value-type="float" office:value="30">
            <text:p>30</text:p>
          </table:table-cell>
          <table:table-cell table:formula="of:=LN([.A4])" office:value-type="float" office:value="4.49980967033027">
            <text:p>4.4998096703</text:p>
          </table:table-cell>
          <table:table-cell table:formula="of:=LN([.D4])" office:value-type="float" office:value="3.40119738166216">
            <text:p>3.4011973817</text:p>
          </table:table-cell>
          <table:table-cell table:formula="of:=EXP([.E4]*[.$E$22]+[.$F$22])" office:value-type="float" office:value="25.8442389438561">
            <text:p>25.8442389439</text:p>
          </table:table-cell>
          <table:table-cell/>
          <table:table-cell>
            <draw:frame table:end-cell-address="Sheet1_2.S31" table:end-x="0.392cm" table:end-y="0.352cm" draw:z-index="0" draw:style-name="gr1" draw:text-style-name="P1" svg:width="21.895cm" svg:height="12.2cm" svg:x="1.078cm" svg:y="0.346cm">
              <draw:object draw:notify-on-update-of-ranges="Sheet1_2.D1:Sheet1_2.D1 Sheet1_2.D2:Sheet1_2.D20 Sheet1_2.A2:Sheet1_2.A20 Sheet1_2.G1:Sheet1_2.G1 Sheet1_2.G2:Sheet1_2.G20 Sheet1_2.A2:Sheet1_2.A2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120">
            <text:p>120</text:p>
          </table:table-cell>
          <table:table-cell table:number-columns-repeated="2" office:value-type="float" office:value="17">
            <text:p>17</text:p>
          </table:table-cell>
          <table:table-cell table:formula="of:=[.B5]+[.C5]" office:value-type="float" office:value="34">
            <text:p>34</text:p>
          </table:table-cell>
          <table:table-cell table:formula="of:=LN([.A5])" office:value-type="float" office:value="4.78749174278205">
            <text:p>4.7874917428</text:p>
          </table:table-cell>
          <table:table-cell table:formula="of:=LN([.D5])" office:value-type="float" office:value="3.52636052461616">
            <text:p>3.5263605246</text:p>
          </table:table-cell>
          <table:table-cell table:formula="of:=EXP([.E5]*[.$E$22]+[.$F$22])" office:value-type="float" office:value="33.8459746975696">
            <text:p>33.8459746976</text:p>
          </table:table-cell>
          <table:table-cell table:number-columns-repeated="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[.B6]+[.C6]" office:value-type="float" office:value="41">
            <text:p>41</text:p>
          </table:table-cell>
          <table:table-cell table:formula="of:=LN([.A6])" office:value-type="float" office:value="5.01063529409626">
            <text:p>5.0106352941</text:p>
          </table:table-cell>
          <table:table-cell table:formula="of:=LN([.D6])" office:value-type="float" office:value="3.71357206670431">
            <text:p>3.7135720667</text:p>
          </table:table-cell>
          <table:table-cell table:formula="of:=EXP([.E6]*[.$E$22]+[.$F$22])" office:value-type="float" office:value="41.7225084042756">
            <text:p>41.7225084043</text:p>
          </table:table-cell>
          <table:table-cell table:number-columns-repeated="2"/>
        </table:table-row>
        <table:table-row table:style-name="ro2">
          <table:table-cell office:value-type="float" office:value="225">
            <text:p>225</text:p>
          </table:table-cell>
          <table:table-cell table:number-columns-repeated="2" office:value-type="float" office:value="23">
            <text:p>23</text:p>
          </table:table-cell>
          <table:table-cell table:formula="of:=[.B7]+[.C7]" office:value-type="float" office:value="46">
            <text:p>46</text:p>
          </table:table-cell>
          <table:table-cell table:formula="of:=LN([.A7])" office:value-type="float" office:value="5.41610040220442">
            <text:p>5.4161004022</text:p>
          </table:table-cell>
          <table:table-cell table:formula="of:=LN([.D7])" office:value-type="float" office:value="3.8286413964891">
            <text:p>3.8286413965</text:p>
          </table:table-cell>
          <table:table-cell table:formula="of:=EXP([.E7]*[.$E$22]+[.$F$22])" office:value-type="float" office:value="61.0203350208595">
            <text:p>61.0203350209</text:p>
          </table:table-cell>
          <table:table-cell table:number-columns-repeated="2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table:formula="of:=[.B8]+[.C8]" office:value-type="float" office:value="82">
            <text:p>82</text:p>
          </table:table-cell>
          <table:table-cell table:formula="of:=LN([.A8])" office:value-type="float" office:value="5.7037824746562">
            <text:p>5.7037824747</text:p>
          </table:table-cell>
          <table:table-cell table:formula="of:=LN([.D8])" office:value-type="float" office:value="4.40671924726425">
            <text:p>4.4067192473</text:p>
          </table:table-cell>
          <table:table-cell table:formula="of:=EXP([.E8]*[.$E$22]+[.$F$22])" office:value-type="float" office:value="79.913079260715">
            <text:p>79.9130792607</text:p>
          </table:table-cell>
          <table:table-cell table:number-columns-repeated="2"/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table:formula="of:=[.B9]+[.C9]" office:value-type="float" office:value="129">
            <text:p>129</text:p>
          </table:table-cell>
          <table:table-cell table:formula="of:=LN([.A9])" office:value-type="float" office:value="6.39692965521615">
            <text:p>6.3969296552</text:p>
          </table:table-cell>
          <table:table-cell table:formula="of:=LN([.D9])" office:value-type="float" office:value="4.85981240436167">
            <text:p>4.8598124044</text:p>
          </table:table-cell>
          <table:table-cell table:formula="of:=EXP([.E9]*[.$E$22]+[.$F$22])" office:value-type="float" office:value="153.061272708016">
            <text:p>153.061272708</text:p>
          </table:table-cell>
          <table:table-cell table:number-columns-repeated="2"/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table:formula="of:=[.B10]+[.C10]" office:value-type="float" office:value="219">
            <text:p>219</text:p>
          </table:table-cell>
          <table:table-cell table:formula="of:=LN([.A10])" office:value-type="float" office:value="6.80239476332431">
            <text:p>6.8023947633</text:p>
          </table:table-cell>
          <table:table-cell table:formula="of:=LN([.D10])" office:value-type="float" office:value="5.3890717298165">
            <text:p>5.3890717298</text:p>
          </table:table-cell>
          <table:table-cell table:formula="of:=EXP([.E10]*[.$E$22]+[.$F$22])" office:value-type="float" office:value="223.856390628833">
            <text:p>223.8563906288</text:p>
          </table:table-cell>
          <table:table-cell table:number-columns-repeated="2"/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132">
            <text:p>132</text:p>
          </table:table-cell>
          <table:table-cell office:value-type="float" office:value="131">
            <text:p>131</text:p>
          </table:table-cell>
          <table:table-cell table:formula="of:=[.B11]+[.C11]" office:value-type="float" office:value="263">
            <text:p>263</text:p>
          </table:table-cell>
          <table:table-cell table:formula="of:=LN([.A11])" office:value-type="float" office:value="7.09007683577609">
            <text:p>7.0900768358</text:p>
          </table:table-cell>
          <table:table-cell table:formula="of:=LN([.D11])" office:value-type="float" office:value="5.57215403217777">
            <text:p>5.5721540322</text:p>
          </table:table-cell>
          <table:table-cell table:formula="of:=EXP([.E11]*[.$E$22]+[.$F$22])" office:value-type="float" office:value="293.165441999364">
            <text:p>293.1654419994</text:p>
          </table:table-cell>
          <table:table-cell table:number-columns-repeated="2"/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164">
            <text:p>164</text:p>
          </table:table-cell>
          <table:table-cell office:value-type="float" office:value="170">
            <text:p>170</text:p>
          </table:table-cell>
          <table:table-cell table:formula="of:=[.B12]+[.C12]" office:value-type="float" office:value="334">
            <text:p>334</text:p>
          </table:table-cell>
          <table:table-cell table:formula="of:=LN([.A12])" office:value-type="float" office:value="7.3132203870903">
            <text:p>7.3132203871</text:p>
          </table:table-cell>
          <table:table-cell table:formula="of:=LN([.D12])" office:value-type="float" office:value="5.8111409929767">
            <text:p>5.811140993</text:p>
          </table:table-cell>
          <table:table-cell table:formula="of:=EXP([.E12]*[.$E$22]+[.$F$22])" office:value-type="float" office:value="361.390024277833">
            <text:p>361.3900242778</text:p>
          </table:table-cell>
          <table:table-cell table:number-columns-repeated="2"/>
        </table:table-row>
        <table:table-row table:style-name="ro2">
          <table:table-cell office:value-type="float" office:value="2250">
            <text:p>2250</text:p>
          </table:table-cell>
          <table:table-cell office:value-type="float" office:value="253">
            <text:p>253</text:p>
          </table:table-cell>
          <table:table-cell office:value-type="float" office:value="257">
            <text:p>257</text:p>
          </table:table-cell>
          <table:table-cell table:formula="of:=[.B13]+[.C13]" office:value-type="float" office:value="510">
            <text:p>510</text:p>
          </table:table-cell>
          <table:table-cell table:formula="of:=LN([.A13])" office:value-type="float" office:value="7.71868549519847">
            <text:p>7.7186854952</text:p>
          </table:table-cell>
          <table:table-cell table:formula="of:=LN([.D13])" office:value-type="float" office:value="6.23441072571837">
            <text:p>6.2344107257</text:p>
          </table:table-cell>
          <table:table-cell table:formula="of:=EXP([.E13]*[.$E$22]+[.$F$22])" office:value-type="float" office:value="528.543014263498">
            <text:p>528.5430142635</text:p>
          </table:table-cell>
          <table:table-cell table:number-columns-repeated="2"/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306">
            <text:p>306</text:p>
          </table:table-cell>
          <table:table-cell office:value-type="float" office:value="307">
            <text:p>307</text:p>
          </table:table-cell>
          <table:table-cell table:formula="of:=[.B14]+[.C14]" office:value-type="float" office:value="613">
            <text:p>613</text:p>
          </table:table-cell>
          <table:table-cell table:formula="of:=LN([.A14])" office:value-type="float" office:value="8.00636756765025">
            <text:p>8.0063675677</text:p>
          </table:table-cell>
          <table:table-cell table:formula="of:=LN([.D14])" office:value-type="float" office:value="6.41836493593621">
            <text:p>6.4183649359</text:p>
          </table:table-cell>
          <table:table-cell table:formula="of:=EXP([.E14]*[.$E$22]+[.$F$22])" office:value-type="float" office:value="692.187281126815">
            <text:p>692.1872811268</text:p>
          </table:table-cell>
          <table:table-cell table:number-columns-repeated="2"/>
        </table:table-row>
        <table:table-row table:style-name="ro2">
          <table:table-cell office:value-type="float" office:value="6000">
            <text:p>6000</text:p>
          </table:table-cell>
          <table:table-cell office:value-type="float" office:value="671">
            <text:p>671</text:p>
          </table:table-cell>
          <table:table-cell office:value-type="float" office:value="677">
            <text:p>677</text:p>
          </table:table-cell>
          <table:table-cell table:formula="of:=[.B15]+[.C15]" office:value-type="float" office:value="1348">
            <text:p>1348</text:p>
          </table:table-cell>
          <table:table-cell table:formula="of:=LN([.A15])" office:value-type="float" office:value="8.69951474821019">
            <text:p>8.6995147482</text:p>
          </table:table-cell>
          <table:table-cell table:formula="of:=LN([.D15])" office:value-type="float" office:value="7.20637729147225">
            <text:p>7.2063772915</text:p>
          </table:table-cell>
          <table:table-cell table:formula="of:=EXP([.E15]*[.$E$22]+[.$F$22])" office:value-type="float" office:value="1325.77879843575">
            <text:p>1325.7787984358</text:p>
          </table:table-cell>
          <table:table-cell table:number-columns-repeated="2"/>
        </table:table-row>
        <table:table-row table:style-name="ro2">
          <table:table-cell office:value-type="float" office:value="9000">
            <text:p>9000</text:p>
          </table:table-cell>
          <table:table-cell office:value-type="float" office:value="1052">
            <text:p>1052</text:p>
          </table:table-cell>
          <table:table-cell office:value-type="float" office:value="1055">
            <text:p>1055</text:p>
          </table:table-cell>
          <table:table-cell table:formula="of:=[.B16]+[.C16]" office:value-type="float" office:value="2107">
            <text:p>2107</text:p>
          </table:table-cell>
          <table:table-cell table:formula="of:=LN([.A16])" office:value-type="float" office:value="9.10497985631836">
            <text:p>9.1049798563</text:p>
          </table:table-cell>
          <table:table-cell table:formula="of:=LN([.D16])" office:value-type="float" office:value="7.65302041380419">
            <text:p>7.6530204138</text:p>
          </table:table-cell>
          <table:table-cell table:formula="of:=EXP([.E16]*[.$E$22]+[.$F$22])" office:value-type="float" office:value="1938.98855889048">
            <text:p>1938.9885588905</text:p>
          </table:table-cell>
          <table:table-cell table:number-columns-repeated="2"/>
        </table:table-row>
        <table:table-row table:style-name="ro2">
          <table:table-cell office:value-type="float" office:value="12000">
            <text:p>12000</text:p>
          </table:table-cell>
          <table:table-cell office:value-type="float" office:value="1333">
            <text:p>1333</text:p>
          </table:table-cell>
          <table:table-cell office:value-type="float" office:value="1336">
            <text:p>1336</text:p>
          </table:table-cell>
          <table:table-cell table:formula="of:=[.B17]+[.C17]" office:value-type="float" office:value="2669">
            <text:p>2669</text:p>
          </table:table-cell>
          <table:table-cell table:formula="of:=LN([.A17])" office:value-type="float" office:value="9.39266192877014">
            <text:p>9.3926619288</text:p>
          </table:table-cell>
          <table:table-cell table:formula="of:=LN([.D17])" office:value-type="float" office:value="7.88945914940452">
            <text:p>7.8894591494</text:p>
          </table:table-cell>
          <table:table-cell table:formula="of:=EXP([.E17]*[.$E$22]+[.$F$22])" office:value-type="float" office:value="2539.32637930069">
            <text:p>2539.3263793007</text:p>
          </table:table-cell>
          <table:table-cell table:number-columns-repeated="2"/>
        </table:table-row>
        <table:table-row table:style-name="ro2">
          <table:table-cell office:value-type="float" office:value="15000">
            <text:p>15000</text:p>
          </table:table-cell>
          <table:table-cell office:value-type="float" office:value="1644">
            <text:p>1644</text:p>
          </table:table-cell>
          <table:table-cell office:value-type="float" office:value="1651">
            <text:p>1651</text:p>
          </table:table-cell>
          <table:table-cell table:formula="of:=[.B18]+[.C18]" office:value-type="float" office:value="3295">
            <text:p>3295</text:p>
          </table:table-cell>
          <table:table-cell table:formula="of:=LN([.A18])" office:value-type="float" office:value="9.61580548008435">
            <text:p>9.6158054801</text:p>
          </table:table-cell>
          <table:table-cell table:formula="of:=LN([.D18])" office:value-type="float" office:value="8.10016144693661">
            <text:p>8.1001614469</text:p>
          </table:table-cell>
          <table:table-cell table:formula="of:=EXP([.E18]*[.$E$22]+[.$F$22])" office:value-type="float" office:value="3130.27079728862">
            <text:p>3130.2707972886</text:p>
          </table:table-cell>
          <table:table-cell table:number-columns-repeated="2"/>
        </table:table-row>
        <table:table-row table:style-name="ro2">
          <table:table-cell office:value-type="float" office:value="22500">
            <text:p>22500</text:p>
          </table:table-cell>
          <table:table-cell office:value-type="float" office:value="2537">
            <text:p>2537</text:p>
          </table:table-cell>
          <table:table-cell office:value-type="float" office:value="2551">
            <text:p>2551</text:p>
          </table:table-cell>
          <table:table-cell table:formula="of:=[.B19]+[.C19]" office:value-type="float" office:value="5088">
            <text:p>5088</text:p>
          </table:table-cell>
          <table:table-cell table:formula="of:=LN([.A19])" office:value-type="float" office:value="10.0212705881925">
            <text:p>10.0212705882</text:p>
          </table:table-cell>
          <table:table-cell table:formula="of:=LN([.D19])" office:value-type="float" office:value="8.53464010501996">
            <text:p>8.534640105</text:p>
          </table:table-cell>
          <table:table-cell table:formula="of:=EXP([.E19]*[.$E$22]+[.$F$22])" office:value-type="float" office:value="4578.10855727433">
            <text:p>4578.1085572743</text:p>
          </table:table-cell>
          <table:table-cell table:number-columns-repeated="2"/>
        </table:table-row>
        <table:table-row table:style-name="ro2">
          <table:table-cell office:value-type="float" office:value="30000">
            <text:p>30000</text:p>
          </table:table-cell>
          <table:table-cell office:value-type="float" office:value="3213">
            <text:p>3213</text:p>
          </table:table-cell>
          <table:table-cell office:value-type="float" office:value="3220">
            <text:p>3220</text:p>
          </table:table-cell>
          <table:table-cell table:formula="of:=[.B20]+[.C20]" office:value-type="float" office:value="6433">
            <text:p>6433</text:p>
          </table:table-cell>
          <table:table-cell table:formula="of:=LN([.A20])" office:value-type="float" office:value="10.3089526606443">
            <text:p>10.3089526606</text:p>
          </table:table-cell>
          <table:table-cell table:formula="of:=LN([.D20])" office:value-type="float" office:value="8.769196271411">
            <text:p>8.7691962714</text:p>
          </table:table-cell>
          <table:table-cell table:formula="of:=EXP([.E20]*[.$E$22]+[.$F$22])" office:value-type="float" office:value="5995.55462742966">
            <text:p>5995.5546274297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table:number-columns-repeated="4"/>
          <table:table-cell table:formula="of:=SLOPE([.F2:.F20];[.E2:.E20])" office:value-type="float" office:value="0.937605749417692">
            <text:p>0.9376057494</text:p>
          </table:table-cell>
          <table:table-cell table:formula="of:=INTERCEPT([.F2:.F20];[.E2:.E20])" office:value-type="float" office:value="-0.966959706911766">
            <text:p>-0.9669597069</text:p>
          </table:table-cell>
          <table:table-cell table:number-columns-repeated="3"/>
        </table:table-row>
      </table:table>
      <table:table table:name="Sheet1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2016-03-31</text:date>, <text:time>13:4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SE </meta:initial-creator>
    <meta:creation-date>2016-03-31T13:16:48.79</meta:creation-date>
    <dc:date>2016-03-31T13:44:30.16</dc:date>
    <dc:creator>SSE </dc:creator>
    <meta:editing-duration>PT27M41S</meta:editing-duration>
    <meta:editing-cycles>3</meta:editing-cycles>
    <meta:generator>OpenOffice/4.1.0$Win32 OpenOffice.org_project/410m18$Build-9764</meta:generator>
    <meta:document-statistic meta:table-count="4" meta:cell-count="1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0pt" style:font-size-asian="13pt" style:font-size-complex="13pt"/>
    </style:style>
    <style:style style:name="ch3" style:family="chart">
      <style:chart-properties chart:auto-position="true"/>
      <style:text-properties fo:font-size="14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896cm" svg:height="12.201cm" xlink:href=".." xlink:type="simple" chart:class="chart:scatter" chart:style-name="ch1">
        <chart:title svg:x="6.587cm" svg:y="0.38cm" chart:style-name="ch2">
          <text:p>Number of support vectors</text:p>
        </chart:title>
        <chart:subtitle svg:x="8.689cm" svg:y="1.895cm" chart:style-name="ch3">
          <text:p>m=0.94; 10^b=0.38</text:p>
        </chart:subtitle>
        <chart:plot-area chart:style-name="ch4" table:cell-range-address="Sheet1_2.A2:Sheet1_2.A20 Sheet1_2.D1:Sheet1_2.D20 Sheet1_2.G1:Sheet1_2.G20" chart:data-source-has-labels="row" svg:x="1.766cm" svg:y="3.262cm" svg:width="19.256cm" svg:height="7.396cm">
          <chartooo:coordinate-region svg:x="3.208cm" svg:y="3.501cm" svg:width="17.098cm" svg:height="6.431cm"/>
          <chart:axis chart:dimension="x" chart:name="primary-x" chart:style-name="ch5">
            <chart:title svg:x="10.67cm" svg:y="10.902cm" chart:style-name="ch6">
              <text:p>Ntrain</text:p>
            </chart:title>
          </chart:axis>
          <chart:axis chart:dimension="y" chart:name="primary-y" chart:style-name="ch5">
            <chart:title svg:x="0.451cm" svg:y="7.433cm" chart:style-name="ch7">
              <text:p>nsv</text:p>
            </chart:title>
            <chart:grid chart:style-name="ch8" chart:class="major"/>
          </chart:axis>
          <chart:series chart:style-name="ch9" chart:values-cell-range-address="Sheet1_2.D2:Sheet1_2.D20" chart:label-cell-address="Sheet1_2.D1:Sheet1_2.D1" chart:class="chart:scatter">
            <chart:domain table:cell-range-address="Sheet1_2.A2:Sheet1_2.A20"/>
            <chart:data-point chart:repeated="19"/>
          </chart:series>
          <chart:series chart:style-name="ch10" chart:values-cell-range-address="Sheet1_2.G2:Sheet1_2.G20" chart:label-cell-address="Sheet1_2.G1:Sheet1_2.G1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sv</text:p>
                <draw:g>
                  <svg:desc>Sheet1_2.D1:Sheet1_2.D1</svg:desc>
                </draw:g>
              </table:table-cell>
              <table:table-cell office:value-type="string">
                <text:p>best fit</text:p>
                <draw:g>
                  <svg:desc>Sheet1_2.G1:Sheet1_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_2.A2:Sheet1_2.A20</svg:desc>
                </draw:g>
              </table:table-cell>
              <table:table-cell office:value-type="float" office:value="12">
                <text:p>12</text:p>
                <draw:g>
                  <svg:desc>Sheet1_2.D2:Sheet1_2.D20</svg:desc>
                </draw:g>
              </table:table-cell>
              <table:table-cell office:value-type="float" office:value="9.22597165688072">
                <text:p>9.22597165688072</text:p>
                <draw:g>
                  <svg:desc>Sheet1_2.G2:Sheet1_2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18">
                <text:p>18</text:p>
              </table:table-cell>
              <table:table-cell office:value-type="float" office:value="17.6709366831325">
                <text:p>17.67093668313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30">
                <text:p>30</text:p>
              </table:table-cell>
              <table:table-cell office:value-type="float" office:value="25.8442389438561">
                <text:p>25.84423894385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34">
                <text:p>34</text:p>
              </table:table-cell>
              <table:table-cell office:value-type="float" office:value="33.8459746975696">
                <text:p>33.84597469756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41">
                <text:p>41</text:p>
              </table:table-cell>
              <table:table-cell office:value-type="float" office:value="41.7225084042756">
                <text:p>41.72250840427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5">
                <text:p>225</text:p>
              </table:table-cell>
              <table:table-cell office:value-type="float" office:value="46">
                <text:p>46</text:p>
              </table:table-cell>
              <table:table-cell office:value-type="float" office:value="61.0203350208595">
                <text:p>61.02033502085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82">
                <text:p>82</text:p>
              </table:table-cell>
              <table:table-cell office:value-type="float" office:value="79.913079260715">
                <text:p>79.913079260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">
                <text:p>600</text:p>
              </table:table-cell>
              <table:table-cell office:value-type="float" office:value="129">
                <text:p>129</text:p>
              </table:table-cell>
              <table:table-cell office:value-type="float" office:value="153.061272708016">
                <text:p>153.061272708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219">
                <text:p>219</text:p>
              </table:table-cell>
              <table:table-cell office:value-type="float" office:value="223.856390628833">
                <text:p>223.8563906288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0">
                <text:p>1200</text:p>
              </table:table-cell>
              <table:table-cell office:value-type="float" office:value="263">
                <text:p>263</text:p>
              </table:table-cell>
              <table:table-cell office:value-type="float" office:value="293.165441999364">
                <text:p>293.1654419993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0">
                <text:p>1500</text:p>
              </table:table-cell>
              <table:table-cell office:value-type="float" office:value="334">
                <text:p>334</text:p>
              </table:table-cell>
              <table:table-cell office:value-type="float" office:value="361.390024277833">
                <text:p>361.3900242778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50">
                <text:p>2250</text:p>
              </table:table-cell>
              <table:table-cell office:value-type="float" office:value="510">
                <text:p>510</text:p>
              </table:table-cell>
              <table:table-cell office:value-type="float" office:value="528.543014263498">
                <text:p>528.5430142634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0">
                <text:p>3000</text:p>
              </table:table-cell>
              <table:table-cell office:value-type="float" office:value="613">
                <text:p>613</text:p>
              </table:table-cell>
              <table:table-cell office:value-type="float" office:value="692.187281126815">
                <text:p>692.1872811268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0">
                <text:p>6000</text:p>
              </table:table-cell>
              <table:table-cell office:value-type="float" office:value="1348">
                <text:p>1348</text:p>
              </table:table-cell>
              <table:table-cell office:value-type="float" office:value="1325.77879843575">
                <text:p>1325.778798435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00">
                <text:p>9000</text:p>
              </table:table-cell>
              <table:table-cell office:value-type="float" office:value="2107">
                <text:p>2107</text:p>
              </table:table-cell>
              <table:table-cell office:value-type="float" office:value="1938.98855889048">
                <text:p>1938.988558890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00">
                <text:p>12000</text:p>
              </table:table-cell>
              <table:table-cell office:value-type="float" office:value="2669">
                <text:p>2669</text:p>
              </table:table-cell>
              <table:table-cell office:value-type="float" office:value="2539.32637930069">
                <text:p>2539.326379300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000">
                <text:p>15000</text:p>
              </table:table-cell>
              <table:table-cell office:value-type="float" office:value="3295">
                <text:p>3295</text:p>
              </table:table-cell>
              <table:table-cell office:value-type="float" office:value="3130.27079728862">
                <text:p>3130.270797288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500">
                <text:p>22500</text:p>
              </table:table-cell>
              <table:table-cell office:value-type="float" office:value="5088">
                <text:p>5088</text:p>
              </table:table-cell>
              <table:table-cell office:value-type="float" office:value="4578.10855727433">
                <text:p>4578.108557274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000">
                <text:p>30000</text:p>
              </table:table-cell>
              <table:table-cell office:value-type="float" office:value="6433">
                <text:p>6433</text:p>
              </table:table-cell>
              <table:table-cell office:value-type="float" office:value="5995.55462742966">
                <text:p>5995.554627429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